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408" officeooo:paragraph-rsid="00115408"/>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T1" style:family="text">
      <style:text-properties officeooo:rsid="0011540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l-Time Camera Feed Processing with Edge Detection in ROS</text:h>
      <text:h text:style-name="Heading_20_2" text:outline-level="2">Overview</text:h>
      <text:p text:style-name="Text_20_body">This project demonstrates the integration of OpenCV with ROS to capture live camera feeds, apply edge detection algorithms, and publish the processed images over ROS topics. It comprises two primary components:​</text:p>
      <text:list xml:id="list2407509325" text:style-name="L1">
        <text:list-item>
          <text:p text:style-name="P2"><text:span text:style-name="Strong_20_Emphasis">Publisher Node</text:span>: Captures video frames from a webcam, processes them using OpenCV's Canny edge detection algorithm, and publishes the resulting images to a ROS topic.​</text:p>
        </text:list-item>
        <text:list-item>
          <text:p text:style-name="P2"><text:span text:style-name="Strong_20_Emphasis">Subscriber Node</text:span>: Subscribes to the processed image topic and displays the edge-detected images in real-time.​</text:p>
        </text:list-item>
      </text:list>
      <text:h text:style-name="Heading_20_2" text:outline-level="2">Implementation Details</text:h>
      <text:h text:style-name="Heading_20_3" text:outline-level="3">Publisher Node</text:h>
      <text:list xml:id="list1802480650" text:style-name="L2">
        <text:list-item>
          <text:p text:style-name="P3"><text:span text:style-name="Strong_20_Emphasis">Functionality</text:span>: Utilizes OpenCV to access the webcam feed, applies Canny edge detection to each frame, and publishes the processed images using ROS's <text:span text:style-name="Source_20_Text">sensor_msgs/Image</text:span> message type.​</text:p>
        </text:list-item>
        <text:list-item>
          <text:p text:style-name="P3"><text:span text:style-name="Strong_20_Emphasis">Key Steps</text:span>:</text:p>
          <text:list>
            <text:list-item>
              <text:p text:style-name="P3">Initialize the ROS node and set up the image publisher.</text:p>
            </text:list-item>
            <text:list-item>
              <text:p text:style-name="P3"><text:span text:style-name="T1">Tried to c</text:span>apture frames from the webcam using OpenCV's <text:span text:style-name="Source_20_Text">VideoCapture</text:span>.</text:p>
            </text:list-item>
            <text:list-item>
              <text:p text:style-name="P3">Convert the frames to grayscale and apply Gaussian blur to reduce noise.</text:p>
            </text:list-item>
            <text:list-item>
              <text:p text:style-name="P3">Apply the Canny edge detection algorithm to highlight edges in the image.</text:p>
            </text:list-item>
            <text:list-item>
              <text:p text:style-name="P3">Convert the processed OpenCV image to a ROS image message using <text:span text:style-name="Source_20_Text">cv_bridge</text:span>.</text:p>
            </text:list-item>
            <text:list-item>
              <text:p text:style-name="P3">Publish the image message to a designated ROS topic.</text:p>
            </text:list-item>
          </text:list>
        </text:list-item>
      </text:list>
      <text:h text:style-name="Heading_20_3" text:outline-level="3">Subscriber Node</text:h>
      <text:list xml:id="list2193485234" text:style-name="L3">
        <text:list-item>
          <text:p text:style-name="P4"><text:span text:style-name="Strong_20_Emphasis">Functionality</text:span>: Subscribes to the ROS topic publishing the edge-detected images and displays them using OpenCV's GUI functions.​</text:p>
        </text:list-item>
        <text:list-item>
          <text:p text:style-name="P4"><text:span text:style-name="Strong_20_Emphasis">Key Steps</text:span>:</text:p>
          <text:list>
            <text:list-item>
              <text:p text:style-name="P4">Initialize the ROS node and set up the image subscriber.</text:p>
            </text:list-item>
            <text:list-item>
              <text:p text:style-name="P4">Use <text:span text:style-name="Source_20_Text">cv_bridge</text:span> to convert incoming ROS image messages to OpenCV images.</text:p>
            </text:list-item>
            <text:list-item>
              <text:p text:style-name="P4">Display the images in a window using OpenCV's <text:span text:style-name="Source_20_Text">imshow</text:span> function</text:p>
            </text:list-item>
          </text:list>
        </text:list-item>
      </text:list>
      <text:p text:style-name="P1">I was not able to get camera access on my laptop and hence I tried to work around using my webcam.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20T13:33:24.220396761</meta:creation-date>
    <dc:date>2025-04-20T13:40:22.892983586</dc:date>
    <meta:editing-duration>PT6M59S</meta:editing-duration>
    <meta:editing-cycles>1</meta:editing-cycles>
    <meta:document-statistic meta:table-count="0" meta:image-count="0" meta:object-count="0" meta:page-count="1" meta:paragraph-count="22" meta:word-count="265" meta:character-count="1629" meta:non-whitespace-character-count="1395"/>
    <meta:generator>LibreOffice/6.4.7.2$Linux_X86_64 LibreOffice_project/40$Build-2</meta:generator>
  </office:meta>
</office:document-meta>
</file>